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3d4a" officeooo:paragraph-rsid="000f3d4a"/>
    </style:style>
    <style:style style:name="P2" style:family="paragraph" style:parent-style-name="Standard">
      <style:text-properties officeooo:rsid="000f8797" officeooo:paragraph-rsid="000f8797"/>
    </style:style>
    <style:style style:name="P3" style:family="paragraph" style:parent-style-name="Table_20_Contents">
      <style:text-properties officeooo:rsid="000f3d4a" officeooo:paragraph-rsid="000f3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Names</text:p>
          </table:table-cell>
          <table:table-cell table:style-name="Table1.A1" office:value-type="string">
            <text:p text:style-name="P1">Akram Yoosoofsah</text:p>
          </table:table-cell>
          <table:table-cell table:style-name="Table1.C1" office:value-type="string">
            <text:p text:style-name="P3">Tiril Mageli</text:p>
          </table:table-cell>
        </table:table-row>
        <table:table-row>
          <table:table-cell table:style-name="Table1.A2" office:value-type="string">
            <text:p text:style-name="P3">DoC Usernames</text:p>
          </table:table-cell>
          <table:table-cell table:style-name="Table1.A2" office:value-type="string">
            <text:p text:style-name="P1">may17</text:p>
          </table:table-cell>
          <table:table-cell table:style-name="Table1.C2" office:value-type="string">
            <text:p text:style-name="P3">tm3123</text:p>
          </table:table-cell>
        </table:table-row>
        <table:table-row>
          <table:table-cell table:style-name="Table1.A2" office:value-type="string">
            <text:p text:style-name="P3">GitHub Usernames</text:p>
          </table:table-cell>
          <table:table-cell table:style-name="Table1.A2" office:value-type="string">
            <text:p text:style-name="P3">YoosoofsahA</text:p>
          </table:table-cell>
          <table:table-cell table:style-name="Table1.C2" office:value-type="string">
            <text:p text:style-name="Table_20_Contents">tirilrm </text:p>
          </table:table-cell>
        </table:table-row>
      </table:table>
      <text:p text:style-name="P1"/>
      <text:p text:style-name="P1">GitHub Actions dashboard: <text:a xlink:type="simple" xlink:href="https://github.com/tirilrm/my-first-website/actions" text:style-name="Internet_20_link" text:visited-style-name="Visited_20_Internet_20_Link">https://github.com/tirilrm/my-first-website/actions</text:a></text:p>
      <text:p text:style-name="P1"/>
      <text:p text:style-name="P2">Link to new route: <text:a xlink:type="simple" xlink:href="https://my-first-website-685k4v9ni-tirils-projects.vercel.app/query?q=dinosaurs" text:style-name="Internet_20_link" text:visited-style-name="Visited_20_Internet_20_Link">https://my-first-website-685k4v9ni-tirils-projects.vercel.app/query?q=dinosaurs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09:01.504109304</meta:creation-date>
    <dc:date>2023-10-23T17:43:59.518023450</dc:date>
    <meta:editing-duration>PT14M37S</meta:editing-duration>
    <meta:editing-cycles>1</meta:editing-cycles>
    <meta:document-statistic meta:table-count="1" meta:image-count="0" meta:object-count="0" meta:page-count="1" meta:paragraph-count="11" meta:word-count="22" meta:character-count="268" meta:non-whitespace-character-count="255"/>
    <meta:generator>LibreOffice/7.3.7.2$Linux_X86_64 LibreOffice_project/30$Build-2</meta:generator>
  </office:meta>
</office:document-meta>
</file>